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oppins" svg:font-family="Poppins, sans-serif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alcular el tiempo restante expresado en días entre la fecha actual y la fecha de fin de año. La información deberá aparecer en la página web.</text:p>
      <text:p text:style-name="Standard"/>
      <text:p text:style-name="Standard">Calcularla también expresado en milisegundo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oppins" svg:font-family="Poppins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1T19:49:46.383941048</meta:creation-date>
    <dc:date>2023-10-11T19:50:09.327110693</dc:date>
    <meta:editing-duration>PT23S</meta:editing-duration>
    <meta:editing-cycles>1</meta:editing-cycles>
    <meta:document-statistic meta:table-count="0" meta:image-count="0" meta:object-count="0" meta:page-count="1" meta:paragraph-count="2" meta:word-count="31" meta:character-count="187" meta:non-whitespace-character-count="158"/>
    <meta:generator>LibreOffice/7.4.7.2$Linux_X86_64 LibreOffice_project/40$Build-2</meta:generator>
  </office:meta>
</office:document-meta>
</file>